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5d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 </text:span><text:s/>Measure critical data for completeness first; incompleteness in non-critical data may not matter to the busine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07:05.992000000</meta:creation-date>
    <dc:date>2018-03-06T11:07:55.255000000</dc:date>
    <meta:editing-duration>PT49S</meta:editing-duration>
    <meta:editing-cycles>1</meta:editing-cycles>
    <meta:document-statistic meta:table-count="0" meta:image-count="0" meta:object-count="0" meta:page-count="1" meta:paragraph-count="1" meta:word-count="17" meta:character-count="116" meta:non-whitespace-character-count="99"/>
    <meta:generator>LibreOffice/6.0.1.1$Windows_x86 LibreOffice_project/60bfb1526849283ce2491346ed2aa51c465abfe6</meta:generator>
  </office:meta>
</office:document-meta>
</file>